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A000001EEEE78C44A93816C1C.png" manifest:media-type="image/png"/>
  <manifest:file-entry manifest:full-path="Pictures/10000001000001060000032E0D4F24A6A1B31A07.png" manifest:media-type="image/png"/>
  <manifest:file-entry manifest:full-path="Pictures/10000001000001080000032F5C632CE8D883B0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0354in" svg:y="0.0098in" svg:width="2.1043in" svg:height="5.1465in" draw:z-index="0"><draw:image xlink:href="Pictures/10000001000000CA000001EEEE78C44A93816C1C.png" xlink:type="simple" xlink:show="embed" xlink:actuate="onLoad" draw:mime-type="image/png"/></draw:frame><text:s text:c="54"/><draw:frame draw:style-name="fr1" draw:name="Image3" text:anchor-type="char" svg:x="5.0146in" svg:y="0in" svg:width="1.8193in" svg:height="5.6528in" draw:z-index="2"><draw:image xlink:href="Pictures/10000001000001060000032E0D4F24A6A1B31A07.png" xlink:type="simple" xlink:show="embed" xlink:actuate="onLoad" draw:mime-type="image/png"/></draw:frame><draw:frame draw:style-name="fr2" draw:name="Image2" text:anchor-type="char" svg:x="2.2283in" svg:y="0in" svg:width="2.75in" svg:height="8.4902in" draw:z-index="1"><draw:image xlink:href="Pictures/10000001000001080000032F5C632CE8D883B0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9T14:43:29.940000000</meta:creation-date>
    <dc:date>2025-02-19T14:51:41.180000000</dc:date>
    <meta:editing-duration>PT8M13S</meta:editing-duration>
    <meta:editing-cycles>1</meta:editing-cycles>
    <meta:document-statistic meta:table-count="0" meta:image-count="3" meta:object-count="0" meta:page-count="1" meta:paragraph-count="1" meta:word-count="0" meta:character-count="54" meta:non-whitespace-character-count="0"/>
    <meta:generator>LibreOffice/7.6.0.3$Windows_X86_64 LibreOffice_project/69edd8b8ebc41d00b4de3915dc82f8f0fc3b6265</meta:generator>
  </office:meta>
</office:document-meta>
</file>